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 table:number-columns-repeated="13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</text:p>
          </table:table-cell>
          <table:table-cell table:number-columns-repeated="1018"/>
        </table:table-row>
        <table:table-row table:style-name="ro1" table:number-rows-repeated="10481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.00.0000</text:date>, <text:time style:data-style-name="N2" text:time-value="13:51:12.7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7T13:52:25.638000000</dc:date>
    <meta:editing-duration>P3DT10H59M35S</meta:editing-duration>
    <meta:editing-cycles>1407</meta:editing-cycles>
    <meta:document-statistic meta:table-count="2" meta:cell-count="6589" meta:object-count="0"/>
  </office:meta>
</office:document-meta>
</file>